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size="22pt" style:font-size-asian="22pt" style:font-size-complex="22pt"/>
    </style:style>
    <style:style style:name="fr1" style:family="graphic" style:parent-style-name="Formula">
      <style:graphic-properties style:wrap="parallel" style:number-wrapped-paragraphs="no-limit" style:wrap-contour="false" style:vertical-pos="from-top" fo:background-color="#ffffff" style:background-transparency="0%" style:shadow="none" draw:ole-draw-aspect="1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s ist eins Formel:</text:p>
      <text:p text:style-name="Standard"><text:span text:style-name="T1"><draw:frame draw:style-name="fr1" draw:name="Objekt1" text:anchor-type="as-char" svg:y="-0.855cm" svg:width="16.591cm" svg:height="1.429cm" draw:z-index="0"><draw:object xlink:href="./Object 1" xlink:type="simple" xlink:show="embed" xlink:actuate="onLoad"/><draw:image xlink:href="./ObjectReplacements/Object 1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ll Brinkmann</meta:initial-creator>
    <meta:creation-date>2018-01-01T15:38:32.32</meta:creation-date>
    <meta:document-statistic meta:table-count="0" meta:image-count="0" meta:object-count="1" meta:page-count="1" meta:paragraph-count="2" meta:word-count="4" meta:character-count="21"/>
    <dc:date>2018-01-01T16:20:06.09</dc:date>
    <dc:creator>Till Brinkmann</dc:creator>
    <meta:editing-duration>PT9M53S</meta:editing-duration>
    <meta:editing-cycles>1</meta:editing-cycles>
    <meta:generator>OpenOffice/4.1.2$Win32 OpenOffice.org_project/412m3$Build-9782</meta:generator>
  </office:meta>
</office:document-meta>
</file>

<file path=Object 1/content.xml><?xml version="1.0" encoding="utf-8"?>
<math xmlns="http://www.w3.org/1998/Math/MathML">
  <semantics>
    <mrow>
      <mrow>
        <munderover>
          <mo stretchy="false">∑</mo>
          <mrow>
            <mrow>
              <msub>
                <mi>s</mi>
                <mi mathvariant="italic">normal</mi>
              </msub>
              <mo stretchy="false">=</mo>
              <mn>0</mn>
            </mrow>
          </mrow>
          <mrow>
            <mn>12</mn>
          </mrow>
        </munderover>
        <mrow>
          <munderover>
            <mo stretchy="false">∑</mo>
            <mrow>
              <mrow>
                <msub>
                  <mi>s</mi>
                  <mi mathvariant="italic">dame</mi>
                </msub>
                <mo stretchy="false">=</mo>
                <mn>0</mn>
              </mrow>
            </mrow>
            <mrow>
              <msub>
                <mi>s</mi>
                <mi mathvariant="italic">normal</mi>
              </msub>
            </mrow>
          </munderover>
          <mrow>
            <munderover>
              <mo stretchy="false">∑</mo>
              <mrow>
                <msub>
                  <mi>w</mi>
                  <mi mathvariant="italic">normal</mi>
                </msub>
                <mo stretchy="false">=</mo>
                <mn>0</mn>
              </mrow>
              <mn>12</mn>
            </munderover>
            <mrow>
              <munderover>
                <mo stretchy="false">∑</mo>
                <mrow>
                  <msub>
                    <mi>w</mi>
                    <mi mathvariant="italic">dame</mi>
                  </msub>
                  <mo stretchy="false">=</mo>
                  <mn>0</mn>
                </mrow>
                <msub>
                  <mi>w</mi>
                  <mi mathvariant="italic">normal</mi>
                </msub>
              </munderover>
              <mrow>
                <mfrac>
                  <mrow>
                    <mrow>
                      <mn>32</mn>
                      <mo stretchy="false">!</mo>
                    </mrow>
                  </mrow>
                  <mrow>
                    <mrow>
                      <mrow>
                        <mrow>
                          <mrow>
                            <mrow>
                              <msub>
                                <mi>s</mi>
                                <mi mathvariant="italic">normal</mi>
                              </msub>
                              <mo stretchy="false">!</mo>
                            </mrow>
                            <mo stretchy="false">⋅</mo>
                            <mrow>
                              <mo stretchy="false">(</mo>
                              <mrow>
                                <mrow>
                                  <msub>
                                    <mi>s</mi>
                                    <mi mathvariant="italic">normal</mi>
                                  </msub>
                                  <mo stretchy="false">−</mo>
                                  <msub>
                                    <mi>s</mi>
                                    <mi mathvariant="italic">dame</mi>
                                  </msub>
                                </mrow>
                              </mrow>
                              <mo stretchy="false">)</mo>
                            </mrow>
                          </mrow>
                          <mo stretchy="false">⋅</mo>
                          <msub>
                            <mi>w</mi>
                            <mi mathvariant="italic">normal</mi>
                          </msub>
                        </mrow>
                        <mo stretchy="false">⋅</mo>
                        <mrow>
                          <mo stretchy="false">(</mo>
                          <mrow>
                            <mrow>
                              <msub>
                                <mi>w</mi>
                                <mi mathvariant="italic">normal</mi>
                              </msub>
                              <mo stretchy="false">−</mo>
                              <msub>
                                <mi>w</mi>
                                <mi mathvariant="italic">dame</mi>
                              </msub>
                            </mrow>
                          </mrow>
                          <mo stretchy="false">)</mo>
                        </mrow>
                      </mrow>
                      <mo stretchy="false">⋅</mo>
                      <mrow>
                        <mo stretchy="false">(</mo>
                        <mrow>
                          <mrow>
                            <mn>32</mn>
                            <mo stretchy="false">−</mo>
                            <mrow>
                              <mo stretchy="false">(</mo>
                              <mrow>
                                <mrow>
                                  <msub>
                                    <mi>w</mi>
                                    <mi mathvariant="italic">normal</mi>
                                  </msub>
                                  <mo stretchy="false">+</mo>
                                  <msub>
                                    <mi>s</mi>
                                    <mi mathvariant="italic">normal</mi>
                                  </msub>
                                </mrow>
                              </mrow>
                              <mo stretchy="false">)</mo>
                            </mrow>
                          </mrow>
                        </mrow>
                        <mo stretchy="false">)</mo>
                      </mrow>
                    </mrow>
                  </mrow>
                </mfrac>
              </mrow>
            </mrow>
          </mrow>
        </mrow>
      </mrow>
    </mrow>
    <annotation encoding="StarMath 5.0">sum from{s_normal=0} to{12} sum from{s_dame=0} to{s_normal} sum from w_normal=0 to 12 sum from w_dame=0 to w_normal {{fact 32} over {fact s_normal cdot (s_normal - s_dame) cdot w_normal cdot (w_normal - w_dame) cdot (32 - (w_normal + s_normal))}} </annotation>
  </semantics>
</math>
</file>